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Times New Roman" svg:font-family="'Times New Roman', Times" style:font-family-generic="roman" style:font-pitch="variable"/>
    <style:font-face style:name="Arial" svg:font-family="Arial" style:font-family-generic="swiss" style:font-pitch="variable"/>
    <style:font-face style:name="Tahoma1" svg:font-family="Tahoma" style:font-family-generic="swiss"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1.0125in"/>
    </style:style>
    <style:style style:name="Table1.B" style:family="table-column">
      <style:table-column-properties style:column-width="1.7208in"/>
    </style:style>
    <style:style style:name="Table1.C" style:family="table-column">
      <style:table-column-properties style:column-width="3.3417in"/>
    </style:style>
    <style:style style:name="Table1.1" style:family="table-row">
      <style:table-row-properties style:keep-together="true"/>
    </style:style>
    <style:style style:name="Table1.A1" style:family="table-cell">
      <style:table-cell-properties fo:padding-left="0.075in" fo:padding-right="0.075in" fo:padding-top="0in" fo:padding-bottom="0in" fo:border-left="0.0007in solid #000000" fo:border-right="none" fo:border-top="0.0007in solid #000000" fo:border-bottom="0.0007in solid #000000"/>
    </style:style>
    <style:style style:name="Table1.C1" style:family="table-cell">
      <style:table-cell-properties fo:padding-left="0.075in" fo:padding-right="0.075in" fo:padding-top="0in" fo:padding-bottom="0in" fo:border="0.0007in solid #000000"/>
    </style:style>
    <style:style style:name="Table1.A2" style:family="table-cell">
      <style:table-cell-properties fo:padding-left="0.075in" fo:padding-right="0.075in" fo:padding-top="0in" fo:padding-bottom="0in" fo:border-left="0.0007in solid #000000" fo:border-right="none" fo:border-top="none" fo:border-bottom="0.0007in solid #000000"/>
    </style:style>
    <style:style style:name="Table1.C2" style:family="table-cell">
      <style:table-cell-properties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075in" fo:margin-left="-0.075in" table:align="left" style:writing-mode="lr-tb"/>
    </style:style>
    <style:style style:name="Table2.A" style:family="table-column">
      <style:table-column-properties style:column-width="2.791in"/>
    </style:style>
    <style:style style:name="Table2.B" style:family="table-column">
      <style:table-column-properties style:column-width="3.284in"/>
    </style:style>
    <style:style style:name="Table2.1" style:family="table-row">
      <style:table-row-properties style:keep-together="true"/>
    </style:style>
    <style:style style:name="Table2.A1" style:family="table-cell">
      <style:table-cell-properties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fo:padding-left="0.075in" fo:padding-right="0.075in" fo:padding-top="0in" fo:padding-bottom="0in" fo:border="0.0007in solid #000000"/>
    </style:style>
    <style:style style:name="Table2.A2" style:family="table-cell">
      <style:table-cell-properties fo:padding-left="0.075in" fo:padding-right="0.075in" fo:padding-top="0in" fo:padding-bottom="0in" fo:border-left="0.0007in solid #000000" fo:border-right="none" fo:border-top="none" fo:border-bottom="0.0007in solid #000000"/>
    </style:style>
    <style:style style:name="Table2.B2" style:family="table-cell">
      <style:table-cell-properties fo:padding-left="0.075in" fo:padding-right="0.075in" fo:padding-top="0in" fo:padding-bottom="0in" fo:border-left="0.0007in solid #000000" fo:border-right="0.0007in solid #000000" fo:border-top="none" fo:border-bottom="0.0007in solid #000000"/>
    </style:style>
    <style:style style:name="Table3" style:family="table">
      <style:table-properties style:width="6.075in" fo:margin-left="-0.075in" table:align="left" style:writing-mode="lr-tb"/>
    </style:style>
    <style:style style:name="Table3.A" style:family="table-column">
      <style:table-column-properties style:column-width="2.9139in"/>
    </style:style>
    <style:style style:name="Table3.B" style:family="table-column">
      <style:table-column-properties style:column-width="3.1611in"/>
    </style:style>
    <style:style style:name="Table3.1" style:family="table-row">
      <style:table-row-properties style:keep-together="true"/>
    </style:style>
    <style:style style:name="Table3.A1" style:family="table-cell">
      <style:table-cell-properties fo:padding-left="0.075in" fo:padding-right="0.075in" fo:padding-top="0in" fo:padding-bottom="0in" fo:border-left="0.0007in solid #000000" fo:border-right="none" fo:border-top="0.0007in solid #000000" fo:border-bottom="0.0007in solid #000000"/>
    </style:style>
    <style:style style:name="Table3.B1" style:family="table-cell">
      <style:table-cell-properties fo:padding-left="0.075in" fo:padding-right="0.075in" fo:padding-top="0in" fo:padding-bottom="0in" fo:border="0.0007in solid #000000"/>
    </style:style>
    <style:style style:name="Table3.A2" style:family="table-cell">
      <style:table-cell-properties fo:padding-left="0.075in" fo:padding-right="0.075in" fo:padding-top="0in" fo:padding-bottom="0in" fo:border-left="0.0007in solid #000000" fo:border-right="none" fo:border-top="none" fo:border-bottom="0.0007in solid #000000"/>
    </style:style>
    <style:style style:name="Table3.B2" style:family="table-cell">
      <style:table-cell-properties fo:padding-left="0.075in" fo:padding-right="0.075in" fo:padding-top="0in" fo:padding-bottom="0in" fo:border-left="0.0007in solid #000000" fo:border-right="0.0007in solid #000000" fo:border-top="none" fo:border-bottom="0.0007in solid #000000"/>
    </style:style>
    <style:style style:name="Table4" style:family="table">
      <style:table-properties style:width="6.075in" fo:margin-left="-0.075in" table:align="left" style:writing-mode="lr-tb"/>
    </style:style>
    <style:style style:name="Table4.A" style:family="table-column">
      <style:table-column-properties style:column-width="3.0375in"/>
    </style:style>
    <style:style style:name="Table4.1" style:family="table-row">
      <style:table-row-properties style:keep-together="true"/>
    </style:style>
    <style:style style:name="Table4.A1" style:family="table-cell">
      <style:table-cell-properties fo:padding-left="0.075in" fo:padding-right="0.075in" fo:padding-top="0in" fo:padding-bottom="0in" fo:border-left="0.0007in solid #000000" fo:border-right="none" fo:border-top="0.0007in solid #000000" fo:border-bottom="0.0007in solid #000000"/>
    </style:style>
    <style:style style:name="Table4.B1" style:family="table-cell">
      <style:table-cell-properties fo:padding-left="0.075in" fo:padding-right="0.075in" fo:padding-top="0in" fo:padding-bottom="0in" fo:border="0.0007in solid #000000"/>
    </style:style>
    <style:style style:name="Table4.A2" style:family="table-cell">
      <style:table-cell-properties fo:padding-left="0.075in" fo:padding-right="0.075in" fo:padding-top="0in" fo:padding-bottom="0in" fo:border-left="0.0007in solid #000000" fo:border-right="none" fo:border-top="none" fo:border-bottom="0.0007in solid #000000"/>
    </style:style>
    <style:style style:name="Table4.B2" style:family="table-cell">
      <style:table-cell-properties fo:padding-left="0.075in" fo:padding-right="0.075in" fo:padding-top="0in" fo:padding-bottom="0in" fo:border-left="0.0007in solid #000000" fo:border-right="0.0007in solid #000000" fo:border-top="none" fo:border-bottom="0.0007in solid #000000"/>
    </style:style>
    <style:style style:name="Table5" style:family="table">
      <style:table-properties style:width="6.075in" fo:margin-left="-0.075in" table:align="left" style:writing-mode="lr-tb"/>
    </style:style>
    <style:style style:name="Table5.A" style:family="table-column">
      <style:table-column-properties style:column-width="1.2063in"/>
    </style:style>
    <style:style style:name="Table5.B" style:family="table-column">
      <style:table-column-properties style:column-width="1.0396in"/>
    </style:style>
    <style:style style:name="Table5.C" style:family="table-column">
      <style:table-column-properties style:column-width="1.3486in"/>
    </style:style>
    <style:style style:name="Table5.D" style:family="table-column">
      <style:table-column-properties style:column-width="1.2326in"/>
    </style:style>
    <style:style style:name="Table5.E" style:family="table-column">
      <style:table-column-properties style:column-width="1.2479in"/>
    </style:style>
    <style:style style:name="Table5.1" style:family="table-row">
      <style:table-row-properties style:keep-together="true"/>
    </style:style>
    <style:style style:name="Table5.A1" style:family="table-cell">
      <style:table-cell-properties style:vertical-align="bottom" fo:padding-left="0.075in" fo:padding-right="0.075in" fo:padding-top="0in" fo:padding-bottom="0in" fo:border-left="0.0007in solid #000000" fo:border-right="none" fo:border-top="0.0007in solid #000000" fo:border-bottom="0.0007in solid #000000"/>
    </style:style>
    <style:style style:name="Table5.E1" style:family="table-cell">
      <style:table-cell-properties style:vertical-align="bottom" fo:padding-left="0.075in" fo:padding-right="0.075in" fo:padding-top="0in" fo:padding-bottom="0in" fo:border="0.0007in solid #000000"/>
    </style:style>
    <style:style style:name="Table5.A2" style:family="table-cell">
      <style:table-cell-properties fo:padding-left="0.075in" fo:padding-right="0.075in" fo:padding-top="0in" fo:padding-bottom="0in" fo:border-left="0.0007in solid #000000" fo:border-right="none" fo:border-top="none" fo:border-bottom="0.0007in solid #000000"/>
    </style:style>
    <style:style style:name="Table5.E2" style:family="table-cell">
      <style:table-cell-properties fo:padding-left="0.075in" fo:padding-right="0.075in" fo:padding-top="0in" fo:padding-bottom="0in" fo:border-left="0.0007in solid #000000" fo:border-right="0.0007in solid #000000" fo:border-top="none" fo:border-bottom="0.0007in solid #000000"/>
    </style:style>
    <style:style style:name="Table6" style:family="table">
      <style:table-properties style:width="6.1458in" fo:margin-left="-0.075in" table:align="left" style:writing-mode="lr-tb"/>
    </style:style>
    <style:style style:name="Table6.A" style:family="table-column">
      <style:table-column-properties style:column-width="1.3868in"/>
    </style:style>
    <style:style style:name="Table6.B" style:family="table-column">
      <style:table-column-properties style:column-width="1.4549in"/>
    </style:style>
    <style:style style:name="Table6.C" style:family="table-column">
      <style:table-column-properties style:column-width="1.7326in"/>
    </style:style>
    <style:style style:name="Table6.D" style:family="table-column">
      <style:table-column-properties style:column-width="1.5715in"/>
    </style:style>
    <style:style style:name="Table6.1" style:family="table-row">
      <style:table-row-properties style:keep-together="true"/>
    </style:style>
    <style:style style:name="Table6.A1" style:family="table-cell">
      <style:table-cell-properties style:vertical-align="bottom" fo:padding-left="0.075in" fo:padding-right="0.075in" fo:padding-top="0in" fo:padding-bottom="0in" fo:border-left="0.0007in solid #000000" fo:border-right="none" fo:border-top="0.0007in solid #000000" fo:border-bottom="0.0007in solid #000000"/>
    </style:style>
    <style:style style:name="Table6.D1" style:family="table-cell">
      <style:table-cell-properties style:vertical-align="bottom" fo:padding-left="0.075in" fo:padding-right="0.075in" fo:padding-top="0in" fo:padding-bottom="0in" fo:border="0.0007in solid #000000"/>
    </style:style>
    <style:style style:name="Table6.A2" style:family="table-cell">
      <style:table-cell-properties fo:padding-left="0.075in" fo:padding-right="0.075in" fo:padding-top="0in" fo:padding-bottom="0in" fo:border-left="0.0007in solid #000000" fo:border-right="none" fo:border-top="none" fo:border-bottom="0.0007in solid #000000"/>
    </style:style>
    <style:style style:name="Table6.D2" style:family="table-cell">
      <style:table-cell-properties fo:padding-left="0.075in" fo:padding-right="0.075in" fo:padding-top="0in" fo:padding-bottom="0in" fo:border-left="0.0007in solid #000000" fo:border-right="0.0007in solid #000000" fo:border-top="none" fo:border-bottom="0.0007in solid #000000"/>
    </style:style>
    <style:style style:name="Table7" style:family="table">
      <style:table-properties style:width="6.1444in" fo:margin-left="-0.075in" table:align="left" style:writing-mode="lr-tb"/>
    </style:style>
    <style:style style:name="Table7.A" style:family="table-column">
      <style:table-column-properties style:column-width="0.916in"/>
    </style:style>
    <style:style style:name="Table7.B" style:family="table-column">
      <style:table-column-properties style:column-width="0.9389in"/>
    </style:style>
    <style:style style:name="Table7.C" style:family="table-column">
      <style:table-column-properties style:column-width="0.5208in"/>
    </style:style>
    <style:style style:name="Table7.D" style:family="table-column">
      <style:table-column-properties style:column-width="1.1354in"/>
    </style:style>
    <style:style style:name="Table7.E" style:family="table-column">
      <style:table-column-properties style:column-width="1.125in"/>
    </style:style>
    <style:style style:name="Table7.F" style:family="table-column">
      <style:table-column-properties style:column-width="1.5083in"/>
    </style:style>
    <style:style style:name="Table7.A1" style:family="table-cell">
      <style:table-cell-properties style:vertical-align="bottom" fo:padding-left="0.0597in" fo:padding-right="0.0597in" fo:padding-top="0in" fo:padding-bottom="0in" fo:border-left="0.0007in solid #000000" fo:border-right="none" fo:border-top="0.0007in solid #000000" fo:border-bottom="0.0007in solid #000000"/>
    </style:style>
    <style:style style:name="Table7.F1" style:family="table-cell">
      <style:table-cell-properties style:vertical-align="bottom" fo:padding-left="0.0597in" fo:padding-right="0.0597in" fo:padding-top="0in" fo:padding-bottom="0in" fo:border="0.0007in solid #000000"/>
    </style:style>
    <style:style style:name="Table7.A2" style:family="table-cell">
      <style:table-cell-properties fo:padding-left="0.0597in" fo:padding-right="0.0597in" fo:padding-top="0in" fo:padding-bottom="0in" fo:border-left="0.0007in solid #000000" fo:border-right="none" fo:border-top="none" fo:border-bottom="0.0007in solid #000000"/>
    </style:style>
    <style:style style:name="Table7.F2" style:family="table-cell">
      <style:table-cell-properties fo:padding-left="0.0597in" fo:padding-right="0.0597in" fo:padding-top="0in" fo:padding-bottom="0in" fo:border-left="0.0007in solid #000000" fo:border-right="0.0007in solid #000000" fo:border-top="none" fo:border-bottom="0.0007in solid #000000"/>
    </style:style>
    <style:style style:name="P1" style:family="paragraph" style:parent-style-name="Title" style:master-page-name="Standard">
      <style:paragraph-properties style:writing-mode="lr-tb"/>
    </style:style>
    <style:style style:name="P2" style:family="paragraph" style:parent-style-name="Subtitle">
      <style:paragraph-properties style:writing-mode="lr-tb"/>
      <style:text-properties fo:font-size="12pt" fo:font-style="normal" style:font-size-asian="12pt" style:font-style-asian="normal" style:font-size-complex="12pt" style:font-style-complex="normal"/>
    </style:style>
    <style:style style:name="P3" style:family="paragraph" style:parent-style-name="Subtitle">
      <style:paragraph-properties style:writing-mode="lr-tb"/>
      <style:text-properties style:font-size-complex="12pt" style:font-style-complex="normal"/>
    </style:style>
    <style:style style:name="P4" style:family="paragraph" style:parent-style-name="Subtitle">
      <style:paragraph-properties fo:margin-top="0in" fo:margin-bottom="0.8335in" style:writing-mode="lr-tb"/>
    </style:style>
    <style:style style:name="P5" style:family="paragraph" style:parent-style-name="Paragraph">
      <style:paragraph-properties style:writing-mode="lr-tb"/>
    </style:style>
    <style:style style:name="P6" style:family="paragraph" style:parent-style-name="Heading_20_1" style:list-style-name="RTF_5f_Num_20_3"/>
    <style:style style:name="P7" style:family="paragraph" style:parent-style-name="Heading_20_2" style:list-style-name="RTF_5f_Num_20_3"/>
    <style:style style:name="P8" style:family="paragraph" style:parent-style-name="Paragraph">
      <style:paragraph-properties fo:margin-left="0in" fo:margin-right="0in" fo:text-indent="0in" style:auto-text-indent="false" style:writing-mode="lr-tb"/>
    </style:style>
    <style:style style:name="P9" style:family="paragraph" style:parent-style-name="List_20_Bullet" style:list-style-name="L1"/>
    <style:style style:name="P10" style:family="paragraph" style:parent-style-name="List_20_Bullet" style:list-style-name="L1" style:master-page-name="">
      <style:paragraph-properties fo:keep-with-next="always"/>
    </style:style>
    <style:style style:name="P11" style:family="paragraph" style:parent-style-name="ParaContd" style:master-page-name="">
      <style:paragraph-properties fo:margin-left="2.0102in" fo:margin-right="0in" fo:margin-top="0.0201in" fo:margin-bottom="0in" fo:text-indent="0in" style:auto-text-indent="false"/>
    </style:style>
    <style:style style:name="P12" style:family="paragraph" style:parent-style-name="Paragraph">
      <style:paragraph-properties fo:margin-left="3in" fo:margin-right="0in" fo:margin-top="0.0201in" fo:margin-bottom="0in" fo:text-indent="-1in" style:auto-text-indent="false">
        <style:tab-stops>
          <style:tab-stop style:position="1.0102in"/>
        </style:tab-stops>
      </style:paragraph-properties>
    </style:style>
    <style:style style:name="P13" style:family="paragraph" style:parent-style-name="Paragraph">
      <style:paragraph-properties fo:margin-left="2.5in" fo:margin-right="0in" fo:margin-top="0.0201in" fo:margin-bottom="0in" fo:text-indent="-0.5in" style:auto-text-indent="false">
        <style:tab-stops>
          <style:tab-stop style:position="1.0102in"/>
        </style:tab-stops>
      </style:paragraph-properties>
    </style:style>
    <style:style style:name="P14" style:family="paragraph" style:parent-style-name="List_20_Bullet" style:list-style-name="RTF_5f_Num_20_4">
      <style:paragraph-properties fo:margin-left="0in" fo:margin-right="0in" fo:text-indent="0in" style:auto-text-indent="false" style:writing-mode="lr-tb">
        <style:tab-stops/>
      </style:paragraph-properties>
    </style:style>
    <style:style style:name="P15" style:family="paragraph" style:parent-style-name="ExampleLabel">
      <style:paragraph-properties style:writing-mode="lr-tb"/>
      <style:text-properties style:font-name-complex="Times New Roman"/>
    </style:style>
    <style:style style:name="P16" style:family="paragraph" style:parent-style-name="Paragraph">
      <style:paragraph-properties fo:margin-left="0in" fo:margin-right="0in" fo:text-indent="0in" style:auto-text-indent="false" style:writing-mode="lr-tb">
        <style:tab-stops>
          <style:tab-stop style:position="0.9063in"/>
        </style:tab-stops>
      </style:paragraph-properties>
      <style:text-properties fo:font-weight="bold" style:font-weight-asian="bold" style:font-weight-complex="bold"/>
    </style:style>
    <style:style style:name="P17" style:family="paragraph" style:parent-style-name="Paragraph">
      <style:paragraph-properties fo:margin-left="0in" fo:margin-right="0in" fo:text-indent="0in" style:auto-text-indent="false" style:writing-mode="lr-tb"/>
      <style:text-properties fo:font-weight="bold" style:font-weight-asian="bold" style:font-weight-complex="bold"/>
    </style:style>
    <style:style style:name="P18" style:family="paragraph" style:parent-style-name="Paragraph">
      <style:paragraph-properties fo:margin-left="0in" fo:margin-right="0in" fo:text-indent="0in" style:auto-text-indent="false" style:text-autospace="ideograph-alpha" style:punctuation-wrap="hanging" style:vertical-align="auto" style:writing-mode="lr-tb"/>
      <style:text-properties fo:font-weight="bold" style:font-weight-asian="bold" style:font-weight-complex="bold"/>
    </style:style>
    <style:style style:name="P19" style:family="paragraph" style:parent-style-name="Paragraph">
      <style:paragraph-properties fo:margin-left="0in" fo:margin-right="0in" fo:text-indent="0in" style:auto-text-indent="false" style:text-autospace="ideograph-alpha" style:punctuation-wrap="hanging" style:vertical-align="auto" style:writing-mode="lr-tb"/>
    </style:style>
    <style:style style:name="P20" style:family="paragraph" style:parent-style-name="Paragraph">
      <style:paragraph-properties fo:margin-left="0in" fo:margin-right="0in" fo:text-indent="-0.0102in" style:auto-text-indent="false" style:text-autospace="ideograph-alpha" style:punctuation-wrap="hanging" style:vertical-align="auto" style:writing-mode="lr-tb">
        <style:tab-stops/>
      </style:paragraph-properties>
    </style:style>
    <style:style style:name="P21" style:family="paragraph" style:parent-style-name="Paragraph">
      <style:paragraph-properties fo:margin-left="0in" fo:margin-right="0in" fo:text-indent="0in" style:auto-text-indent="false" style:writing-mode="lr-tb"/>
      <style:text-properties fo:background-color="transparent"/>
    </style:style>
    <style:style style:name="P22" style:family="paragraph" style:parent-style-name="Paragraph">
      <style:paragraph-properties fo:margin-top="0.0835in" fo:margin-bottom="0.0835in" style:writing-mode="lr-tb"/>
    </style:style>
    <style:style style:name="P23" style:family="paragraph" style:parent-style-name="Paragraph">
      <style:paragraph-properties fo:margin-left="0in" fo:margin-right="0in" fo:text-align="center" style:justify-single-word="false" fo:text-indent="0in" style:auto-text-indent="false" style:writing-mode="lr-tb"/>
      <style:text-properties fo:font-weight="bold" style:font-weight-asian="bold" style:font-weight-complex="bold"/>
    </style:style>
    <style:style style:name="P24" style:family="paragraph" style:parent-style-name="Paragraph">
      <style:paragraph-properties fo:margin-left="0in" fo:margin-right="0in" fo:text-align="center" style:justify-single-word="false" fo:text-indent="0in" style:auto-text-indent="false" style:text-autospace="ideograph-alpha" style:punctuation-wrap="hanging" style:vertical-align="auto" style:writing-mode="lr-tb"/>
      <style:text-properties fo:font-weight="bold" style:font-weight-asian="bold" style:font-weight-complex="bold"/>
    </style:style>
    <style:style style:name="P25" style:family="paragraph" style:parent-style-name="Paragraph">
      <style:paragraph-properties fo:margin-left="0in" fo:margin-right="0in" fo:text-indent="0.0102in" style:auto-text-indent="false" style:text-autospace="ideograph-alpha" style:punctuation-wrap="hanging" style:vertical-align="auto" style:writing-mode="lr-tb"/>
    </style:style>
    <style:style style:name="P26" style:family="paragraph" style:parent-style-name="Paragraph">
      <style:paragraph-properties style:writing-mode="lr-tb"/>
      <style:text-properties fo:background-color="#ffff00"/>
    </style:style>
    <style:style style:name="P27" style:family="paragraph" style:parent-style-name="ExampleLabel">
      <style:paragraph-properties style:writing-mode="lr-tb"/>
    </style:style>
    <style:style style:name="P28" style:family="paragraph" style:parent-style-name="Paragraph">
      <style:paragraph-properties fo:margin-left="0in" fo:margin-right="0in" fo:keep-together="always" fo:text-indent="0in" style:auto-text-indent="false" style:writing-mode="lr-tb"/>
    </style:style>
    <style:style style:name="P29" style:family="paragraph" style:parent-style-name="Paragraph">
      <style:paragraph-properties fo:margin-left="0in" fo:margin-right="0in" fo:text-indent="0in" style:auto-text-indent="false" style:writing-mode="lr-tb"/>
      <style:text-properties fo:font-size="10pt" style:font-size-asian="10pt" style:font-size-complex="10pt"/>
    </style:style>
    <style:style style:name="P30" style:family="paragraph" style:parent-style-name="ParaContd">
      <style:paragraph-properties style:writing-mode="lr-tb"/>
      <style:text-properties fo:font-size="12pt" style:font-size-asian="12pt" style:font-size-complex="12pt"/>
    </style:style>
    <style:style style:name="P31" style:family="paragraph" style:parent-style-name="Paragraph">
      <style:paragraph-properties fo:margin-left="0in" fo:margin-right="0in" fo:text-align="center" style:justify-single-word="false" fo:text-indent="0in" style:auto-text-indent="false" style:writing-mode="lr-tb"/>
      <style:text-properties fo:font-size="10.5pt" fo:font-weight="bold" style:font-size-asian="10.5pt" style:font-weight-asian="bold" style:font-size-complex="10.5pt" style:font-weight-complex="bold"/>
    </style:style>
    <style:style style:name="P32" style:family="paragraph" style:parent-style-name="Paragraph">
      <style:paragraph-properties fo:margin-left="0in" fo:margin-right="0in" fo:text-align="center" style:justify-single-word="false" fo:text-indent="0in" style:auto-text-indent="false" style:writing-mode="lr-tb"/>
    </style:style>
    <style:style style:name="P33" style:family="paragraph" style:parent-style-name="Paragraph">
      <style:paragraph-properties fo:margin-left="0in" fo:margin-right="0in" fo:text-align="center" style:justify-single-word="false" fo:text-indent="0in" style:auto-text-indent="false" style:text-autospace="ideograph-alpha" style:punctuation-wrap="hanging" style:vertical-align="auto" style:writing-mode="lr-tb"/>
      <style:text-properties fo:font-size="10.5pt" fo:font-weight="bold" style:font-size-asian="10.5pt" style:font-weight-asian="bold" style:font-size-complex="10.5pt" style:font-weight-complex="bold"/>
    </style:style>
    <style:style style:name="P34" style:family="paragraph" style:parent-style-name="ParaContd">
      <style:paragraph-properties style:writing-mode="lr-tb"/>
    </style:style>
    <style:style style:name="P35" style:family="paragraph" style:parent-style-name="Paragraph">
      <style:paragraph-properties fo:margin-left="0.25in" fo:margin-right="0in" fo:text-indent="0in" style:auto-text-indent="false" style:writing-mode="lr-tb"/>
    </style:style>
    <style:style style:name="P36" style:family="paragraph" style:parent-style-name="Heading_20_1" style:list-style-name="RTF_5f_Num_20_3">
      <style:text-properties fo:font-size="12pt" style:font-size-asian="12pt" style:font-size-complex="12pt"/>
    </style:style>
    <style:style style:name="P37" style:family="paragraph" style:parent-style-name="ParaContd">
      <style:paragraph-properties fo:margin-top="0in" fo:margin-bottom="0in" style:writing-mode="lr-tb"/>
    </style:style>
    <style:style style:name="T1" style:family="text">
      <style:text-properties fo:font-style="italic" style:font-style-asian="italic" style:font-style-complex="italic"/>
    </style:style>
    <style:style style:name="T2" style:family="text" style:parent-style-name="Default_20_Paragraph_20_Font">
      <style:text-properties fo:font-style="normal" style:font-style-asian="normal" style:font-style-complex="normal"/>
    </style:style>
    <style:style style:name="T3" style:family="text">
      <style:text-properties style:text-position="super 58%" fo:font-style="italic" fo:background-color="transparent" style:font-style-asian="italic" style:font-style-complex="italic"/>
    </style:style>
    <style:style style:name="T4" style:family="text" style:parent-style-name="Code_20_Sample">
      <style:text-properties fo:background-color="transparent"/>
    </style:style>
    <style:style style:name="T5" style:family="text" style:parent-style-name="Code_20_Sample">
      <style:text-properties fo:font-size="9pt" style:font-size-asian="9pt" style:font-size-complex="9pt"/>
    </style:style>
    <style:style style:name="T6" style:family="text">
      <style:text-properties fo:background-color="#ffff00"/>
    </style:style>
    <style:style style:name="T7" style:family="text" style:parent-style-name="Code_20_Sample">
      <style:text-properties fo:background-color="#ffff00"/>
    </style:style>
    <style:style style:name="T8" style:family="text">
      <style:text-properties fo:font-style="italic" fo:background-color="#ffff00" style:font-style-asian="italic" style:font-style-complex="italic"/>
    </style:style>
    <style:style style:name="T9" style:family="text" style:parent-style-name="Code_20_Sample">
      <style:text-properties fo:font-size="9pt" fo:background-color="#ffff00" style:font-size-asian="9pt" style:font-size-complex="9pt"/>
    </style:style>
    <style:style style:name="T10" style:family="text" style:parent-style-name="Code_20_Sample">
      <style:text-properties fo:font-style="italic" style:font-style-asian="italic" style:font-style-complex="italic"/>
    </style:style>
    <style:style style:name="T11" style:family="text" style:parent-style-name="Code_20_Sample">
      <style:text-properties fo:font-size="10.5pt" fo:font-weight="bold" style:font-size-asian="10.5pt" style:font-weight-asian="bold" style:font-size-complex="10.5pt" style:font-weight-complex="bold"/>
    </style:style>
    <style:style style:name="T12" style:family="text">
      <style:text-properties fo:font-size="10.5pt" fo:font-weight="bold" style:font-size-asian="10.5pt" style:font-weight-asian="bold" style:font-size-complex="10.5pt" style:font-weight-complex="bold"/>
    </style:style>
    <style:style style:name="T13" style:family="text">
      <style:text-properties fo:font-size="10.5pt" fo:letter-spacing="-0.0043in" fo:font-weight="bold" style:font-size-asian="10.5pt" style:font-weight-asian="bold" style:font-size-complex="10.5pt" style:font-weight-complex="bold"/>
    </style:style>
    <style:style style:name="T14" style:family="text" style:parent-style-name="Code_20_Sample">
      <style:text-properties fo:font-size="9pt" fo:letter-spacing="0.0138in" style:font-size-asian="9pt" style:font-size-complex="9pt"/>
    </style:style>
    <style:style style:name="T15" style:family="text" style:parent-style-name="Code_20_Sample">
      <style:text-properties fo:font-size="9pt" fo:letter-spacing="normal" style:font-size-asian="9pt" style:font-size-complex="9pt"/>
    </style:style>
    <style:style style:name="T16" style:family="text" style:parent-style-name="Code_20_Sample">
      <style:text-properties fo:font-size="9pt" fo:font-style="italic" style:font-size-asian="9pt" style:font-style-asian="italic" style:font-size-complex="9pt" style:font-style-complex="italic"/>
    </style:style>
    <style:style style:name="T17" style:family="text">
      <style:text-properties fo:font-size="12pt" style:font-size-asian="12pt" style:font-size-complex="12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artin Hosken &amp; Sharon Correll" text:name="AUTHOR"/>
        <text:user-field-decl office:value-type="string" office:string-value="The make_gdl Utilility" text:name="TITLE"/>
        <text:user-field-decl office:value-type="string" office:string-value="MakeGDL.rtf" text:name="FILENAME"/>
      </text:user-field-decls>
      <text:p text:style-name="P1"><text:user-field-get text:name="TITLE">The make_gdl Utilility</text:user-field-get></text:p>
      <text:p text:style-name="P2"><text:user-field-get text:name="AUTHOR">Martin Hosken &amp; Sharon Correll</text:user-field-get></text:p>
      <text:p text:style-name="P3">Last modified: 7 August 2007</text:p>
      <text:p text:style-name="P4">Copyright © 2007 by SIL International</text:p>
      <text:p text:style-name="P5">This document describes how the <text:span text:style-name="T1">make_gdl </text:span>Perl script can be used to autogenerate GDL code from a TrueType font and associated FontLab data.</text:p>
      <text:list text:style-name="RTF_5f_Num_20_3">
        <text:list-item>
          <text:p text:style-name="P6">Overview</text:p>
        </text:list-item>
      </text:list>
      <text:p text:style-name="P5">There are generally two parts to a GDL description for a font. The first part is a general behaviour description that is appropriate to a number of fonts for a particular writing system. It will contain rules for reordering, substitution, positioning, etc. and is often written in terms of classes rather than individual glyphs. For a very simple script such a description may be empty.</text:p>
      <text:p text:style-name="P5">The second part of a description is font specific and includes names of attachment point positions and other properties for each glyph. It will also contain class definitions and perhaps even some glyph-specific rules.</text:p>
      <text:p text:style-name="P5">It is this second part that <text:span text:style-name="T1">make_gdl</text:span> is designed to address. The <text:span text:style-name="T1">make_gdl </text:span>will take a TTF file and optionally an anchor point XML file and will create a standardised font-specific GDL description. In most cases a general behaviour file will also need to be written to make use of the classes and properties defined in the auto-generated file.</text:p>
      <text:p text:style-name="P5">For instance, the auto-generated file may define variant forms of glyphs, and then a general file will be needed to define a font feature or some other mechanism whereby the variant glyphs are substituted for the original forms. The auto-generated file may define classes of ligatures and corresponding non-ligated forms, but a separate file may be need to specify the more subtle aspects of the ligature components.</text:p>
      <text:p text:style-name="P5">The DTD for the anchor point XML file is specified as part of the <text:span text:style-name="T1">ttfbuilder</text:span> utility. The anchor point file may be created by ttfbuilder or may be developed directly by the font designer to specify details like anchor points that are not reflected in the font itself.</text:p>
      <text:list text:style-name="RTF_5f_Num_20_3" text:continue-numbering="true">
        <text:list-item>
          <text:list text:continue-numbering="true">
            <text:list-item>
              <text:p text:style-name="P7">Syntax summary</text:p>
            </text:list-item>
          </text:list>
        </text:list-item>
      </text:list>
      <text:p text:style-name="P8"><text:span text:style-name="Code_20_Sample"><text:s text:c="3"/>make_gdl [-a file] [-i file] [-l type [-s num]] [-p num]<text:line-break/> <text:s text:c="7"/>[-n num] [-z bitfield] infile outfile</text:span></text:p>
      <text:p text:style-name="P8"><text:span text:style-name="Code_20_Sample"><text:s text:c="3"/>make_gdl -h</text:span></text:p>
      <text:p text:style-name="ExampleLabel"><text:span text:style-name="T2">Options</text:span></text:p>
      <text:list text:style-name="L1">
        <text:list-item>
          <text:p text:style-name="P9"><text:span text:style-name="Code_20_Sample">-a file<text:tab/></text:span><text:span text:style-name="Default_20_Paragraph_20_Font"><text:tab/>anchor point XML file</text:span></text:p>
        </text:list-item>
        <text:list-item>
          <text:p text:style-name="P9"><text:span text:style-name="Code_20_Sample">-h</text:span><text:span text:style-name="Default_20_Paragraph_20_Font"><text:tab/><text:tab/><text:tab/>print manpage (help)</text:span></text:p>
        </text:list-item>
        <text:list-item>
          <text:p text:style-name="P9"><text:span text:style-name="Code_20_Sample">-i file</text:span><text:span text:style-name="Default_20_Paragraph_20_Font"><text:tab/><text:tab/>specify</text:span><text:span text:style-name="Default_20_Paragraph_20_Font"><text:span text:style-name="Code_20_Sample"> #include </text:span></text:span><text:span text:style-name="Default_20_Paragraph_20_Font">file to add at then end of the generated file</text:span></text:p>
        </text:list-item>
        <text:list-item>
          <text:p text:style-name="P10"><text:span text:style-name="Code_20_Sample">-l type</text:span><text:span text:style-name="Default_20_Paragraph_20_Font"><text:tab/><text:tab/>possible values for</text:span><text:span text:style-name="Default_20_Paragraph_20_Font"><text:span text:style-name="Code_20_Sample"> type</text:span></text:span><text:span text:style-name="Default_20_Paragraph_20_Font">:</text:span></text:p>
        </text:list-item>
      </text:list>
      <text:p text:style-name="P11"><text:span text:style-name="Code_20_Sample">first</text:span><text:span text:style-name="Default_20_Paragraph_20_Font"><text:tab/><text:tab/>first ligature component is the key</text:span></text:p>
      <text:p text:style-name="P12"><text:span text:style-name="Code_20_Sample">last</text:span><text:span text:style-name="Default_20_Paragraph_20_Font"><text:tab/>last ligature component is the key</text:span></text:p>
      <text:p text:style-name="P12"><text:span text:style-name="Code_20_Sample">firstcomp</text:span><text:span text:style-name="Default_20_Paragraph_20_Font"><text:tab/>first ligature component is the key and any final variation is considered to be part of the last component</text:span></text:p>
      <text:p text:style-name="P12"><text:span text:style-name="Code_20_Sample">lastcomp</text:span><text:span text:style-name="Default_20_Paragraph_20_Font"><text:tab/>last ligature component is the key and any final variation is considered to be part of the first component</text:span></text:p>
      <text:list text:style-name="L1">
        <text:list-item text:start-value="1">
          <text:p text:style-name="P9"><text:span text:style-name="Code_20_Sample">-n num</text:span><text:tab/><text:tab/>add normalisation pass with the given pass number</text:p>
        </text:list-item>
        <text:list-item>
          <text:p text:style-name="P9"><text:span text:style-name="Code_20_Sample">-p num</text:span><text:span text:style-name="Default_20_Paragraph_20_Font"><text:tab/><text:tab/>add auto-positioning attachment rules with the given pass number</text:span></text:p>
        </text:list-item>
        <text:list-item>
          <text:p text:style-name="P9"><text:span text:style-name="Code_20_Sample">-s num</text:span><text:span text:style-name="Default_20_Paragraph_20_Font"><text:tab/><text:tab/>add ligature substitution rules with the given pass number</text:span></text:p>
        </text:list-item>
        <text:list-item>
          <text:p text:style-name="P10"><text:span text:style-name="Code_20_Sample">-z bitfield</text:span><text:span text:style-name="Default_20_Paragraph_20_Font"><text:tab/>bitfield of various controls</text:span><text:span text:style-name="Default_20_Paragraph_20_Font"><text:note text:id="ftn1" text:note-class="footnote"><text:note-citation>1</text:note-citation><text:note-body><text:p text:style-name="Footnote">Keep in mind that settting bit <text:span text:style-name="T1">n</text:span> involves adding 2<text:span text:style-name="T3">n</text:span> to the value of the -z option argument. So to set bits 0 and 1, the option would be -z3; to set bits 1 and 2 the option would be -z6, etc.</text:p></text:note-body></text:note></text:span></text:p>
        </text:list-item>
      </text:list>
      <text:p text:style-name="P13"><text:span text:style-name="Default_20_Paragraph_20_Font">0<text:tab/>use component properties to set ligature bounding boxes (e.g., </text:span><text:span text:style-name="Default_20_Paragraph_20_Font"><text:span text:style-name="Code_20_Sample">-z1</text:span></text:span><text:span text:style-name="Default_20_Paragraph_20_Font">)</text:span></text:p>
      <text:p text:style-name="P13"><text:span text:style-name="Default_20_Paragraph_20_Font">1<text:tab/>normalise even if result would be a composite glyph (e.g., </text:span><text:span text:style-name="Default_20_Paragraph_20_Font"><text:span text:style-name="Code_20_Sample">-z2</text:span></text:span><text:span text:style-name="Default_20_Paragraph_20_Font">)</text:span></text:p>
      <text:p text:style-name="P13"><text:span text:style-name="Default_20_Paragraph_20_Font">2<text:tab/>output glyphs in terms of Postscript names rather than glyph ID numbers (e.g., </text:span><text:span text:style-name="Default_20_Paragraph_20_Font"><text:span text:style-name="Code_20_Sample">-z4</text:span></text:span><text:span text:style-name="Default_20_Paragraph_20_Font">)</text:span></text:p>
      <text:list text:style-name="RTF_5f_Num_20_3" text:continue-numbering="true">
        <text:list-item>
          <text:p text:style-name="P6">Glyph definitions</text:p>
          <text:list>
            <text:list-item>
              <text:p text:style-name="P7">Basic definitions</text:p>
            </text:list-item>
          </text:list>
        </text:list-item>
      </text:list>
      <text:p text:style-name="P5">Each glyph will be given a definition as part of a <text:span text:style-name="Code_20_Sample">table(glyph)</text:span> section. The name of the glyph generated by <text:span text:style-name="T1">make_gdl</text:span> is based on the Postscript name of the glyph, with the following modifications:</text:p>
      <text:list text:style-name="RTF_5f_Num_20_4">
        <text:list-item>
          <text:p text:style-name="P14">If the name is of the form of a general Unicode character in the Adobe Glyph List, then the name is transformed with an initial <text:span text:style-name="Code_20_Sample">g_</text:span> followed by the Unicode USV.</text:p>
        </text:list-item>
        <text:list-item>
          <text:p text:style-name="P14">If there is a sequence of unicode values in the name, “uni” is replace by an underscore and the parts of the name are separated by an underscore.</text:p>
        </text:list-item>
        <text:list-item>
          <text:p text:style-name="P14">Otherwise the name is transformed to lower case with each upper case letter preceded by underscore and the name preceded by “g” as in<text:span text:style-name="Code_20_Sample"> g__a</text:span>.</text:p>
        </text:list-item>
        <text:list-item>
          <text:p text:style-name="P14">If a glyph has a variant suffix indicated by a “.”, the “.” is replaced by an underscore.</text:p>
        </text:list-item>
        <text:list-item>
          <text:p text:style-name="P14">If a glyph is multinamed (separated by a “/”) then only the first name is used for the glyph name although the glyph will appear in all the classes appropriate to all its names.</text:p>
        </text:list-item>
      </text:list>
      <text:p text:style-name="P15">Exampl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Glyph ID</text:p>
          </table:table-cell>
          <table:table-cell table:style-name="Table1.A1" office:value-type="string">
            <text:p text:style-name="P17">Postscript name</text:p>
          </table:table-cell>
          <table:table-cell table:style-name="Table1.C1" office:value-type="string">
            <text:p text:style-name="P18">GDL glyph definition</text:p>
          </table:table-cell>
        </table:table-row>
        <table:table-row table:style-name="Table1.1">
          <table:table-cell table:style-name="Table1.A2" office:value-type="string">
            <text:p text:style-name="P8">21</text:p>
          </table:table-cell>
          <table:table-cell table:style-name="Table1.A2" office:value-type="string">
            <text:p text:style-name="P8">a</text:p>
          </table:table-cell>
          <table:table-cell table:style-name="Table1.C2" office:value-type="string">
            <text:p text:style-name="P19"><text:span text:style-name="Code_20_Sample">g_a = glyphid(21)</text:span></text:p>
          </table:table-cell>
        </table:table-row>
        <table:table-row table:style-name="Table1.1">
          <table:table-cell table:style-name="Table1.A2" office:value-type="string">
            <text:p text:style-name="P8">234</text:p>
          </table:table-cell>
          <table:table-cell table:style-name="Table1.A2" office:value-type="string">
            <text:p text:style-name="P8">Delta</text:p>
          </table:table-cell>
          <table:table-cell table:style-name="Table1.C2" office:value-type="string">
            <text:p text:style-name="P19"><text:span text:style-name="Code_20_Sample">g__delta = glyphid(234)</text:span></text:p>
          </table:table-cell>
        </table:table-row>
        <table:table-row table:style-name="Table1.1">
          <table:table-cell table:style-name="Table1.A2" office:value-type="string">
            <text:p text:style-name="P8">734</text:p>
          </table:table-cell>
          <table:table-cell table:style-name="Table1.A2" office:value-type="string">
            <text:p text:style-name="P8">uni2219</text:p>
          </table:table-cell>
          <table:table-cell table:style-name="Table1.C2" office:value-type="string">
            <text:p text:style-name="P20"><text:span text:style-name="Code_20_Sample">g_2219 = glyphid(734)</text:span></text:p>
          </table:table-cell>
        </table:table-row>
        <table:table-row table:style-name="Table1.1">
          <table:table-cell table:style-name="Table1.A2" office:value-type="string">
            <text:p text:style-name="P8">45</text:p>
          </table:table-cell>
          <table:table-cell table:style-name="Table1.A2" office:value-type="string">
            <text:p text:style-name="P8">uni07CE077F</text:p>
          </table:table-cell>
          <table:table-cell table:style-name="Table1.C2" office:value-type="string">
            <text:p text:style-name="P20"><text:span text:style-name="Code_20_Sample">g_07CE_077F = glyphid(45)</text:span></text:p>
          </table:table-cell>
        </table:table-row>
        <table:table-row table:style-name="Table1.1">
          <table:table-cell table:style-name="Table1.A2" office:value-type="string">
            <text:p text:style-name="P8">887</text:p>
          </table:table-cell>
          <table:table-cell table:style-name="Table1.A2" office:value-type="string">
            <text:p text:style-name="P8">uni07CC.init</text:p>
          </table:table-cell>
          <table:table-cell table:style-name="Table1.C2" office:value-type="string">
            <text:p text:style-name="P19"><text:span text:style-name="Code_20_Sample">g_07CC_init = glyphid(887)</text:span></text:p>
          </table:table-cell>
        </table:table-row>
        <table:table-row table:style-name="Table1.1">
          <table:table-cell table:style-name="Table1.A2" office:value-type="string">
            <text:p text:style-name="P21">421</text:p>
          </table:table-cell>
          <table:table-cell table:style-name="Table1.A2" office:value-type="string">
            <text:p text:style-name="P21">atildecomb/atilde</text:p>
          </table:table-cell>
          <table:table-cell table:style-name="Table1.C2" office:value-type="string">
            <text:p text:style-name="P19"><text:span text:style-name="T4">g_atildecomb = glyphid(421)</text:span></text:p>
          </table:table-cell>
        </table:table-row>
        <table:table-row table:style-name="Table1.1">
          <table:table-cell table:style-name="Table1.A2" office:value-type="string">
            <text:p text:style-name="P8">127</text:p>
          </table:table-cell>
          <table:table-cell table:style-name="Table1.A2" office:value-type="string">
            <text:p text:style-name="P8">u100D_u100E</text:p>
          </table:table-cell>
          <table:table-cell table:style-name="Table1.C2" office:value-type="string">
            <text:p text:style-name="P19"><text:span text:style-name="Code_20_Sample">g_100D_100E = glyphid(127)</text:span></text:p>
          </table:table-cell>
        </table:table-row>
      </table:table>
      <text:p text:style-name="Paragraph">If the <text:span text:style-name="Code_20_Sample">-z4</text:span> option is used (or any <text:span text:style-name="Code_20_Sample">-z</text:span> option that sets bit 2), glyphs will be defined in terms of Postscript names rather than glyph IDs; for example:<text:span text:style-name="Code_20_Sample"> g_a = postscript(“a”); g__delta = postscript(“Delta”)</text:span>.</text:p>
      <text:list text:style-name="RTF_5f_Num_20_3" text:continue-numbering="true">
        <text:list-item>
          <text:list text:continue-numbering="true">
            <text:list-item>
              <text:p text:style-name="P7">Attachment points</text:p>
            </text:list-item>
          </text:list>
        </text:list-item>
      </text:list>
      <text:p text:style-name="P5">Glyphs may be assigned attachment points; these come from the anchor point XML file named on the command line.</text:p>
      <text:p text:style-name="P22">Attachment points are assumed to be named according to the FontLab convention whereby a diacritic has an anchor of the form<text:span text:style-name="Code_20_Sample"> _&lt;name&gt; </text:span>that is anchored to a base character on using the attachment point of the corresponding name; for example, <text:span text:style-name="Code_20_Sample">_L</text:span> on a diacritic attaches to <text:span text:style-name="Code_20_Sample">L</text:span> on a base character. When <text:span text:style-name="T1">make_gdl</text:span> outputs GDL, the names of the attachment points are munged so that <text:span text:style-name="Code_20_Sample"><text:s/>_&lt;name&gt; </text:span>becomes<text:span text:style-name="Code_20_Sample"> &lt;name&gt;M </text:span>(“mobile”) and<text:span text:style-name="Code_20_Sample"> &lt;name&gt; </text:span>becomes<text:span text:style-name="Code_20_Sample"> &lt;name&gt;S </text:span>(“stationary”).</text:p>
      <text:p text:style-name="P15">Examples:</text:p>
      <table:table table:name="Table2" table:style-name="Table2">
        <table:table-column table:style-name="Table2.A"/>
        <table:table-column table:style-name="Table2.B"/>
        <table:table-row table:style-name="Table2.1">
          <table:table-cell table:style-name="Table2.A1" office:value-type="string">
            <text:p text:style-name="P23">Anchor point XML</text:p>
          </table:table-cell>
          <table:table-cell table:style-name="Table2.B1" office:value-type="string">
            <text:p text:style-name="P24">GDL code</text:p>
          </table:table-cell>
        </table:table-row>
        <table:table-row table:style-name="Table2.1">
          <table:table-cell table:style-name="Table2.A2" office:value-type="string">
            <text:p text:style-name="P8"><text:span text:style-name="T5">&lt;glyph GID="22" PSName="B"<text:line-break/> <text:s/>&lt;point type="U"&gt;<text:line-break/> <text:s text:c="3"/>&lt;location x="25" y="154" /&gt;<text:line-break/> <text:s/>&lt;/point&gt;<text:line-break/>&lt;/glyph&gt;</text:span></text:p>
          </table:table-cell>
          <table:table-cell table:style-name="Table2.B2" office:value-type="string">
            <text:p text:style-name="P19"><text:span text:style-name="T5">g__b = glyphid(22)<text:line-break/> <text:s text:c="3"/>{ US = point(25m, 154m) };</text:span></text:p>
          </table:table-cell>
        </table:table-row>
        <table:table-row table:style-name="Table2.1">
          <table:table-cell table:style-name="Table2.A2" office:value-type="string">
            <text:p text:style-name="P8"><text:span text:style-name="T5">&lt;glyph GID="154" PSName="acute"<text:line-break/> <text:s/>&lt;point type="_U"&gt;<text:line-break/> <text:s text:c="3"/>&lt;location x="25" y="40" /&gt;<text:line-break/> <text:s/>&lt;/point&gt;<text:line-break/>&lt;/glyph&gt;</text:span></text:p>
          </table:table-cell>
          <table:table-cell table:style-name="Table2.B2" office:value-type="string">
            <text:p text:style-name="P25"><text:span text:style-name="T5">g_acute = glyphid(154)<text:line-break/> <text:s text:c="3"/>{ UM = point(25m, 40m) };</text:span></text:p>
          </table:table-cell>
        </table:table-row>
      </table:table>
      <text:list text:style-name="RTF_5f_Num_20_3" text:continue-numbering="true">
        <text:list-item>
          <text:list text:continue-numbering="true">
            <text:list-item>
              <text:p text:style-name="P7">Ligature components</text:p>
            </text:list-item>
          </text:list>
        </text:list-item>
      </text:list>
      <text:p text:style-name="P5">Ligature component boxes can be defined based on the contents of the anchor point file. If the zero bit of the <text:span text:style-name="Code_20_Sample">-z</text:span> option is not set, the component boxes must be specified using the “bbox” XML property as shown in the first example below.</text:p>
      <text:p text:style-name="P5"><text:span text:style-name="T6">If the zero bit of the </text:span><text:span text:style-name="T7">-z</text:span><text:span text:style-name="T6"> option is set (e.g., </text:span><text:span text:style-name="T7">-z1</text:span><text:span text:style-name="T6">), then the </text:span><text:span text:style-name="T8">make_gdl</text:span><text:span text:style-name="T6"> utility will attempt to generate the boxes based on attachment point information. It looks for attachment points of the form x_y and uses the x-coordinate to split the glyph into components. If there is more than one such attachment point they are expected to form a chain. This is shown in the second example below.</text:span></text:p>
      <text:p text:style-name="P26"/>
      <text:p text:style-name="P26"/>
      <text:p text:style-name="P26"/>
      <text:p text:style-name="P26"/>
      <text:p text:style-name="P27">Example:</text:p>
      <table:table table:name="Table3" table:style-name="Table3">
        <table:table-column table:style-name="Table3.A"/>
        <table:table-column table:style-name="Table3.B"/>
        <table:table-row table:style-name="Table3.1">
          <table:table-cell table:style-name="Table3.A1" office:value-type="string">
            <text:p text:style-name="P23">Anchor point XML</text:p>
          </table:table-cell>
          <table:table-cell table:style-name="Table3.B1" office:value-type="string">
            <text:p text:style-name="P24">GDL code</text:p>
          </table:table-cell>
        </table:table-row>
        <table:table-row table:style-name="Table3.1">
          <table:table-cell table:style-name="Table3.A2" office:value-type="string">
            <text:p text:style-name="P28"><text:span text:style-name="T5">&lt;glyph GID="301" PSName="f_i"<text:line-break/> <text:s/>&lt;point&gt;<text:line-break/> <text:s text:c="3"/>&lt;compound<text:line-break/> <text:s text:c="5"/>bbox="0,0,350,2048"<text:line-break/> <text:s text:c="5"/>PSName="f" /&gt;<text:line-break/> <text:s text:c="2"/>&lt;compound<text:line-break/> <text:s text:c="5"/>bbox="350,0,1000,2048"<text:line-break/> <text:s text:c="5"/>PSName="i" /&gt;<text:line-break/> <text:s/>&lt;/point&gt;<text:line-break/>&lt;/glyph&gt;</text:span></text:p>
          </table:table-cell>
          <table:table-cell table:style-name="Table3.B2" office:value-type="string">
            <text:p text:style-name="P19"><text:span text:style-name="T5">g_f_i = glyphid(301)<text:line-break/> <text:s/>{component<text:line-break/> <text:s text:c="3"/>{f = box(0,0, <text:s text:c="3"/>350m,2048m);<text:line-break/> <text:s text:c="4"/>i = box(350m,0, 1000m,2048m)}};</text:span></text:p>
          </table:table-cell>
        </table:table-row>
        <table:table-row table:style-name="Table3.1">
          <table:table-cell table:style-name="Table3.A2" office:value-type="string">
            <text:p text:style-name="P8"><text:span text:style-name="T9">&lt;glyph GID="305" PSName="f_f_l"<text:line-break/> <text:s/>&lt;point type=”F1_F2”<text:line-break/> <text:s text:c="3"/>&lt;location x=60 y=0 /&gt;<text:line-break/> <text:s/>&lt;/point&gt;<text:line-break/> <text:s/>&lt;point type=”F2_L”<text:line-break/> <text:s text:c="3"/>&lt;location x=150 y=0 /&gt;<text:line-break/> <text:s/>&lt;/point&gt;<text:line-break/>&lt;/glyph&gt;</text:span></text:p>
          </table:table-cell>
          <table:table-cell table:style-name="Table3.B2" office:value-type="string">
            <text:p text:style-name="P19"><text:span text:style-name="T9">g_f_f_l = glyphid(305)<text:line-break/> <text:s/>{component<text:line-break/> <text:s text:c="3"/>{F1 = box(0,0, <text:s text:c="3"/>60m,ascent);<text:line-break/> <text:s text:c="4"/>F2 = box(60m,0, <text:s/>150m,ascent);<text:line-break/> <text:s text:c="4"/>L <text:s/>= box(150m,0, aw,ascent)}};</text:span></text:p>
          </table:table-cell>
        </table:table-row>
      </table:table>
      <text:p text:style-name="P5"/>
      <text:list text:style-name="RTF_5f_Num_20_3" text:continue-numbering="true">
        <text:list-item>
          <text:list text:continue-numbering="true">
            <text:list-item>
              <text:p text:style-name="P7">Other properties</text:p>
            </text:list-item>
          </text:list>
        </text:list-item>
      </text:list>
      <text:p text:style-name="P5">Any properties with a name starting with<text:span text:style-name="Code_20_Sample"> GDL_ </text:span>are included as glyph attributes for use in rules. Note that the property is NOT assumed to use em-units and therefore will not have an “m” automatically appended to the value. If an “m” is needed it can be included in the XML.</text:p>
      <text:p text:style-name="ExampleLabel">Examples:</text:p>
      <table:table table:name="Table4" table:style-name="Table4">
        <table:table-column table:style-name="Table4.A" table:number-columns-repeated="2"/>
        <table:table-row table:style-name="Table4.1">
          <table:table-cell table:style-name="Table4.A1" office:value-type="string">
            <text:p text:style-name="P23">Anchor point XML</text:p>
          </table:table-cell>
          <table:table-cell table:style-name="Table4.B1" office:value-type="string">
            <text:p text:style-name="P24">GDL code</text:p>
          </table:table-cell>
        </table:table-row>
        <table:table-row table:style-name="Table4.1">
          <table:table-cell table:style-name="Table4.A2" office:value-type="string">
            <text:p text:style-name="P8"><text:span text:style-name="T5">&lt;glyph GID="33" PSName="A"<text:line-break/> <text:s/>&lt;property name="GDL_vwKern"&gt;<text:line-break/> <text:s text:c="7"/>value= "21m" /&gt;<text:line-break/>&lt;/glyph&gt;</text:span></text:p>
          </table:table-cell>
          <table:table-cell table:style-name="Table4.B2" office:value-type="string">
            <text:p text:style-name="P25"><text:span text:style-name="T5">g__a = glyphid(33)<text:line-break/> <text:s text:c="3"/>{ vwKern = 21m };</text:span></text:p>
          </table:table-cell>
        </table:table-row>
        <table:table-row table:style-name="Table4.1">
          <table:table-cell table:style-name="Table4.A2" office:value-type="string">
            <text:p text:style-name="P8"><text:span text:style-name="T5">&lt;glyph GID= "26" PSName="uni07C0"<text:line-break/> <text:s/>&lt;property<text:line-break/> <text:s text:c="3"/>name= "GDL_directionality"&gt;<text:line-break/> <text:s text:c="3"/>value= "2" /&gt;<text:line-break/>&lt;/glyph&gt;</text:span></text:p>
          </table:table-cell>
          <table:table-cell table:style-name="Table4.B2" office:value-type="string">
            <text:p text:style-name="P20"><text:span text:style-name="T5">g_07C0 = glyphid(26)<text:line-break/> <text:s text:c="3"/>{ directionality = 2 };</text:span></text:p>
          </table:table-cell>
        </table:table-row>
      </table:table>
      <text:p text:style-name="P8"/>
      <text:list text:style-name="RTF_5f_Num_20_3" text:continue-numbering="true">
        <text:list-item>
          <text:p text:style-name="P6">Class definitions</text:p>
        </text:list-item>
      </text:list>
      <text:p text:style-name="P5">The <text:span text:style-name="T1">make_gdl</text:span> utility creates a number of classes that can be used in substitution and positioning rules.</text:p>
      <text:list text:style-name="RTF_5f_Num_20_3" text:continue-numbering="true">
        <text:list-item>
          <text:list text:continue-numbering="true">
            <text:list-item>
              <text:p text:style-name="P7">Attachment point classes</text:p>
            </text:list-item>
          </text:list>
        </text:list-item>
      </text:list>
      <text:p text:style-name="P5">Three classes are created corresponding to each attachment point. The first class contains all those glyphs (e.g., diacritics) for which the “mobile” form of the attachment point is defined, that is, an anchor point of the form <text:span text:style-name="Code_20_Sample">_X</text:span> (which becomes <text:span text:style-name="Code_20_Sample">XM</text:span> in GDL). The name of the class is of the form <text:span text:style-name="Code_20_Sample">cXDia</text:span>, where <text:span text:style-name="Code_20_Sample">X</text:span> is the name of the anchor point. A second class contains all those glyphs with the “stationary” form of the attachment point defined; the class name is of the form <text:span text:style-name="Code_20_Sample">cTakesXDia</text:span>. A third class is created containing all the glyphs that do <text:span text:style-name="T1">not</text:span> contain the attachment point is also created, with a name of the form <text:span text:style-name="Code_20_Sample">cnXDia</text:span>.</text:p>
      <text:p text:style-name="P15">Example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3">FontLab anchor point names</text:p>
          </table:table-cell>
          <table:table-cell table:style-name="Table5.A1" office:value-type="string">
            <text:p text:style-name="P23">GDL attachment point names</text:p>
          </table:table-cell>
          <table:table-cell table:style-name="Table5.A1" office:value-type="string">
            <text:p text:style-name="P23">Base class</text:p>
          </table:table-cell>
          <table:table-cell table:style-name="Table5.A1" office:value-type="string">
            <text:p text:style-name="P23">Diacritic class</text:p>
          </table:table-cell>
          <table:table-cell table:style-name="Table5.E1" office:value-type="string">
            <text:p text:style-name="P24">Non-diacritic class</text:p>
          </table:table-cell>
        </table:table-row>
        <table:table-row table:style-name="Table5.1">
          <table:table-cell table:style-name="Table5.A2" office:value-type="string">
            <text:p text:style-name="P8">L, _L</text:p>
          </table:table-cell>
          <table:table-cell table:style-name="Table5.A2" office:value-type="string">
            <text:p text:style-name="P8">LS, LM</text:p>
          </table:table-cell>
          <table:table-cell table:style-name="Table5.A2" office:value-type="string">
            <text:p text:style-name="P8">cTakesLDia</text:p>
          </table:table-cell>
          <table:table-cell table:style-name="Table5.A2" office:value-type="string">
            <text:p text:style-name="P8">cLDia</text:p>
          </table:table-cell>
          <table:table-cell table:style-name="Table5.E2" office:value-type="string">
            <text:p text:style-name="P19">cnLDia</text:p>
          </table:table-cell>
        </table:table-row>
        <table:table-row table:style-name="Table5.1">
          <table:table-cell table:style-name="Table5.A2" office:value-type="string">
            <text:p text:style-name="P8">Top, _Top</text:p>
          </table:table-cell>
          <table:table-cell table:style-name="Table5.A2" office:value-type="string">
            <text:p text:style-name="P8">TopS, TopM</text:p>
          </table:table-cell>
          <table:table-cell table:style-name="Table5.A2" office:value-type="string">
            <text:p text:style-name="P8">cTakesTopDia</text:p>
          </table:table-cell>
          <table:table-cell table:style-name="Table5.A2" office:value-type="string">
            <text:p text:style-name="P8">cTopDia</text:p>
          </table:table-cell>
          <table:table-cell table:style-name="Table5.E2" office:value-type="string">
            <text:p text:style-name="P20">cnTopDia</text:p>
          </table:table-cell>
        </table:table-row>
        <table:table-row table:style-name="Table5.1">
          <table:table-cell table:style-name="Table5.A2" office:value-type="string">
            <text:p text:style-name="P8">BSW, _BSW</text:p>
          </table:table-cell>
          <table:table-cell table:style-name="Table5.A2" office:value-type="string">
            <text:p text:style-name="P8">BSWS, BSWM</text:p>
          </table:table-cell>
          <table:table-cell table:style-name="Table5.A2" office:value-type="string">
            <text:p text:style-name="P8">cTakesBSWDia</text:p>
          </table:table-cell>
          <table:table-cell table:style-name="Table5.A2" office:value-type="string">
            <text:p text:style-name="P8">cBSWDia</text:p>
          </table:table-cell>
          <table:table-cell table:style-name="Table5.E2" office:value-type="string">
            <text:p text:style-name="P19">cnBSWDia</text:p>
          </table:table-cell>
        </table:table-row>
      </table:table>
      <text:list text:style-name="RTF_5f_Num_20_3" text:continue-numbering="true">
        <text:list-item>
          <text:list text:continue-numbering="true">
            <text:list-item>
              <text:p text:style-name="P7">Glyph variants</text:p>
            </text:list-item>
          </text:list>
        </text:list-item>
      </text:list>
      <text:p text:style-name="P5">Two classes are created corresponding to each glyph variant. Glyph variants are identified by dot-suffixes on the ends of Postscript names. One class contains all the variant glyph forms, and a second class contains the corresponding non-variant glyphs.</text:p>
      <text:p text:style-name="P15">Example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3">Postscript names</text:p>
          </table:table-cell>
          <table:table-cell table:style-name="Table6.A1" office:value-type="string">
            <text:p text:style-name="P23">GDL glyph names</text:p>
          </table:table-cell>
          <table:table-cell table:style-name="Table6.A1" office:value-type="string">
            <text:p text:style-name="P23">Variant class</text:p>
          </table:table-cell>
          <table:table-cell table:style-name="Table6.D1" office:value-type="string">
            <text:p text:style-name="P24">Non-variant class</text:p>
          </table:table-cell>
        </table:table-row>
        <table:table-row table:style-name="Table6.1">
          <table:table-cell table:style-name="Table6.A2" office:value-type="string">
            <text:p text:style-name="P29">uni0765.fina<text:line-break/>wawDotBelow.fina<text:line-break/>uni076A0627.fina</text:p>
          </table:table-cell>
          <table:table-cell table:style-name="Table6.A2" office:value-type="string">
            <text:p text:style-name="P29">g_0765_fina<text:line-break/>wawDotBelow_fina<text:line-break/>g_076A_0627_fina</text:p>
          </table:table-cell>
          <table:table-cell table:style-name="Table6.A2" office:value-type="string">
            <text:p text:style-name="P8"><text:span text:style-name="T5">cfina = (<text:line-break/> <text:s/>g_0765_fina,<text:line-break/> <text:s/>wawDotBelow_fina,<text:line-break/> <text:s/>g_076A_0627_fina);</text:span></text:p>
          </table:table-cell>
          <table:table-cell table:style-name="Table6.D2" office:value-type="string">
            <text:p text:style-name="P19"><text:span text:style-name="T5">cno_fina = (<text:line-break/> <text:s/>g_0765,<text:line-break/> <text:s/>wawDotBelow,<text:line-break/> <text:s/>g_076A_0627);</text:span></text:p>
          </table:table-cell>
        </table:table-row>
        <table:table-row table:style-name="Table6.1">
          <table:table-cell table:style-name="Table6.A2" office:value-type="string">
            <text:p text:style-name="P29">scedilla.CommaStyle<text:line-break/>Scedilla.CommaStyle<text:line-break/>uni0163.CommaStyle</text:p>
          </table:table-cell>
          <table:table-cell table:style-name="Table6.A2" office:value-type="string">
            <text:p text:style-name="P29">scedilla_CommaStyle<text:line-break/>Scedilla_CommaStyle<text:line-break/>g_0163_CommaStyle</text:p>
          </table:table-cell>
          <table:table-cell table:style-name="Table6.A2" office:value-type="string">
            <text:p text:style-name="P8"><text:span text:style-name="T5">cCommaStyle = (<text:line-break/> <text:s/>scedilla_CommaStyle<text:line-break/> <text:s/>Scedilla_CommaStyle<text:line-break/> <text:s/>g_0163_CommaStyle);</text:span></text:p>
          </table:table-cell>
          <table:table-cell table:style-name="Table6.D2" office:value-type="string">
            <text:p text:style-name="P19"><text:span text:style-name="T5">cno_CommaStyle = (<text:line-break/> <text:s text:c="2"/>scedilla<text:line-break/> <text:s text:c="2"/>Scedilla<text:line-break/> <text:s text:c="2"/>g_0163);<text:line-break/></text:span></text:p>
          </table:table-cell>
        </table:table-row>
      </table:table>
      <text:list text:style-name="RTF_5f_Num_20_3" text:continue-numbering="true">
        <text:list-item>
          <text:list text:continue-numbering="true">
            <text:list-item>
              <text:p text:style-name="P7">Ligature-related classes</text:p>
            </text:list-item>
          </text:list>
        </text:list-item>
      </text:list>
      <text:p text:style-name="P5">Glyphs that are handled by ligature rules are of three types: a set of non-ligated (input) glyphs, a key glyph that combines with each of them, and a set of ligatures to be placed in the output. Thus a GDL rule to create ligatures is generally of the form:</text:p>
      <text:p text:style-name="P8"><text:span text:style-name="Code_20_Sample"><text:s text:c="4"/>originalClass <text:s/>keyGlyph<text:line-break/> <text:s text:c="8"/>&gt; <text:s/>ligatureClass:(1 2) { </text:span><text:span text:style-name="T10">set component refs</text:span><text:span text:style-name="Code_20_Sample"> } <text:s/>_;</text:span></text:p>
      <text:p text:style-name="P30">or</text:p>
      <text:p text:style-name="P8"><text:span text:style-name="Code_20_Sample"><text:s text:c="4"/>keyGlyph <text:s/>originalClass<text:line-break/> <text:s text:c="8"/>&gt; <text:s/>_ <text:s/>ligatureClass:(1 2) { </text:span><text:span text:style-name="T10">set component refs</text:span><text:span text:style-name="Code_20_Sample"> };</text:span></text:p>
      <text:p text:style-name="P5">Two classes are created by <text:span text:style-name="T1">make_gdl</text:span> to handle ligature components. The ligature glyphs themselves are identified by their two-part Unicode names, such as uni07C007F2, and a set of these that contain matching characters will form a ligature class. The<text:span text:style-name="Code_20_Sample"> -l </text:span>option indicates which half of the name is considered the key:<text:span text:style-name="Code_20_Sample"> -l first </text:span>means that the first half of the name will be treated as the key, and<text:span text:style-name="Code_20_Sample"> -l last </text:span>means that the second half of the name will be treated as the key. The original non-ligated forms needed for the input side of the rule will also be placed together in a class.</text:p>
      <text:p text:style-name="P15">Exampl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1">Postscript names</text:p>
          </table:table-cell>
          <table:table-cell table:style-name="Table7.A1" office:value-type="string">
            <text:p text:style-name="P31">GDL glyph names</text:p>
          </table:table-cell>
          <table:table-cell table:style-name="Table7.A1" office:value-type="string">
            <text:p text:style-name="P32"><text:span text:style-name="T11">-l</text:span><text:span text:style-name="T12"> </text:span><text:span text:style-name="T13">option</text:span></text:p>
          </table:table-cell>
          <table:table-cell table:style-name="Table7.A1" office:value-type="string">
            <text:p text:style-name="P31">Ligature class</text:p>
          </table:table-cell>
          <table:table-cell table:style-name="Table7.A1" office:value-type="string">
            <text:p text:style-name="P31">Original class (input,<text:line-break/>non-ligature)</text:p>
          </table:table-cell>
          <table:table-cell table:style-name="Table7.F1" office:value-type="string">
            <text:p text:style-name="P33">Subsitution rule needed</text:p>
          </table:table-cell>
        </table:table-row>
        <table:table-row>
          <table:table-cell table:style-name="Table7.A2" office:value-type="string">
            <text:p text:style-name="P29">uni07C007F2<text:line-break/>uni07C107F2<text:line-break/>uni07C207F2<text:line-break/>uni07C307F2</text:p>
          </table:table-cell>
          <table:table-cell table:style-name="Table7.A2" office:value-type="string">
            <text:p text:style-name="P29">g_07C0_07F2<text:line-break/>g_07C1_07F2<text:line-break/>g_07C2_07F2<text:line-break/>g_07C3_07F2</text:p>
          </table:table-cell>
          <table:table-cell table:style-name="Table7.A2" office:value-type="string">
            <text:p text:style-name="P29">last</text:p>
          </table:table-cell>
          <table:table-cell table:style-name="Table7.A2" office:value-type="string">
            <text:p text:style-name="P34"><text:span text:style-name="T5">clig_07F2 = (<text:line-break/> <text:s/>g_07C0_07F2<text:line-break/> <text:s/>g_07C1_07F2<text:line-break/> <text:s/>g_07C2_07F2<text:line-break/> <text:s/>g_07C3_07F2<text:line-break/>);</text:span></text:p>
          </table:table-cell>
          <table:table-cell table:style-name="Table7.A2" office:value-type="string">
            <text:p text:style-name="P8"><text:span text:style-name="T5">cligno_07F</text:span><text:span text:style-name="T14">2=(</text:span><text:span text:style-name="T5"><text:line-break/> <text:s/>g_07C0<text:line-break/> <text:s/>g_07C1<text:line-break/> <text:s/>g_07C2<text:line-break/> <text:s/>g_07C3<text:line-break/>);</text:span></text:p>
          </table:table-cell>
          <table:table-cell table:style-name="Table7.F2" office:value-type="string">
            <text:p text:style-name="P19"><text:span text:style-name="T15">cligno_07F2 g_07F2</text:span><text:span text:style-name="T5"><text:line-break/> &gt; clig_07F2:(1 2)<text:line-break/> <text:s text:c="2"/>{ </text:span><text:span text:style-name="T16">set comp<text:line-break/> <text:s text:c="6"/>refs </text:span><text:span text:style-name="T5">}<text:line-break/> <text:s text:c="2"/>_;</text:span></text:p>
          </table:table-cell>
        </table:table-row>
        <table:table-row>
          <table:table-cell table:style-name="Table7.A2" office:value-type="string">
            <text:p text:style-name="P29">uni00660069<text:line-break/>uni0066006C<text:line-break/>uni0066012F</text:p>
          </table:table-cell>
          <table:table-cell table:style-name="Table7.A2" office:value-type="string">
            <text:p text:style-name="P29">g_0066_0069<text:line-break/>g_0066_006C<text:line-break/>g_0066_012F</text:p>
          </table:table-cell>
          <table:table-cell table:style-name="Table7.A2" office:value-type="string">
            <text:p text:style-name="P29">first</text:p>
          </table:table-cell>
          <table:table-cell table:style-name="Table7.A2" office:value-type="string">
            <text:p text:style-name="P34"><text:span text:style-name="T5">clig_0066 = (<text:line-break/> <text:s/>g_0066_0069<text:line-break/> <text:s/>g_0066_006C<text:line-break/> <text:s/>g_0066_012F<text:line-break/>);</text:span></text:p>
          </table:table-cell>
          <table:table-cell table:style-name="Table7.A2" office:value-type="string">
            <text:p text:style-name="P8"><text:span text:style-name="T5">cligno_006</text:span><text:span text:style-name="T14">6=(</text:span><text:span text:style-name="T5"><text:line-break/> <text:s/>g_0069<text:line-break/> <text:s/>g_006C<text:line-break/> <text:s/>g_012F<text:line-break/>);</text:span></text:p>
          </table:table-cell>
          <table:table-cell table:style-name="Table7.F2" office:value-type="string">
            <text:p text:style-name="P19"><text:span text:style-name="T5">G0066 cligno_0066<text:line-break/> &gt; _<text:line-break/> <text:s text:c="2"/>clig_0066:(1 2)<text:line-break/> <text:s text:c="2"/>{set comp<text:line-break/> <text:s text:c="5"/>refs};</text:span></text:p>
          </table:table-cell>
        </table:table-row>
      </table:table>
      <text:p text:style-name="P5"/>
      <text:list text:style-name="RTF_5f_Num_20_3" text:continue-numbering="true">
        <text:list-item>
          <text:p text:style-name="P6">Rule definitions</text:p>
        </text:list-item>
      </text:list>
      <text:p text:style-name="P5">Three options are available within <text:span text:style-name="T1">make_gdl</text:span> to automatically generate rules. The arguments to each of the options indicate the number of the pass in which to place the rules.</text:p>
      <text:list text:style-name="RTF_5f_Num_20_3" text:continue-numbering="true">
        <text:list-item>
          <text:list text:continue-numbering="true">
            <text:list-item>
              <text:p text:style-name="P7">Attachment rules (-p)</text:p>
            </text:list-item>
          </text:list>
        </text:list-item>
      </text:list>
      <text:p text:style-name="P5">The<text:span text:style-name="Code_20_Sample"> –p </text:span>option creates rules that position glyph using attachment points. For each attachment point class that is created as described in section 3.1 above, a rule is output of the form:</text:p>
      <text:p text:style-name="P8"><text:span text:style-name="Code_20_Sample"><text:s text:c="3"/>cTakesXyzDia <text:s/>cXyzDia { attach { to=@1; at=XyzS; with=XyzM };<text:line-break/> <text:s text:c="27"/>user1 = 1 }<text:line-break/> <text:s text:c="4"/>/ ^ _ <text:s/>opt4(cnTakesXyzDia) <text:s/>_ {user1 == 0};</text:span></text:p>
      <text:p text:style-name="P34">where “Xyz” is the attachment point name. The<text:span text:style-name="Code_20_Sample"> opt4 </text:span>macro is defined at the start of the file as follows:</text:p>
      <text:p text:style-name="P32"><text:span text:style-name="Code_20_Sample">#define opt4(x) [[[ x? x ]? x ]? x]?</text:span></text:p>
      <text:list text:style-name="RTF_5f_Num_20_3" text:continue-numbering="true">
        <text:list-item>
          <text:list text:continue-numbering="true">
            <text:list-item>
              <text:p text:style-name="P7">Normalisation (-n)</text:p>
            </text:list-item>
          </text:list>
        </text:list-item>
      </text:list>
      <text:p text:style-name="P5">The<text:span text:style-name="Code_20_Sample"> –n </text:span>option creates rules that assist in Unicode normalisation. It will create rules to convert from NFD form to NFC: they will recognize any Unicode sequence for which a canonical composition exists in the font and convert it to a single glyph. (Strictly speaking, the rules transform the glyphs that are mapped from the given Unicode character sequence based on the font’s cmap.)</text:p>
      <text:p text:style-name="P5">If the composed (NFC) glyph is a composite glyph (made up of references to component parts that are brought together to form the glyph), then there is no benefit to performing the substitution as opposed to allowing Graphite to handle the positioning, and in this case <text:span text:style-name="T1">make_gdl</text:span> will normally not produce a normalisation rule for that mapping. To override this and force a rule for generating the composite glyph, the<text:span text:style-name="Code_20_Sample"> -z </text:span>option can be used with bit #1 set (e.g., -z2 or z3).</text:p>
      <text:list text:style-name="RTF_5f_Num_20_3" text:continue-numbering="true">
        <text:list-item>
          <text:list text:continue-numbering="true">
            <text:list-item>
              <text:p text:style-name="P7">Ligature substitution (-s, -l)</text:p>
            </text:list-item>
          </text:list>
        </text:list-item>
      </text:list>
      <text:p text:style-name="P5">The<text:span text:style-name="Code_20_Sample"> –s </text:span>option creates rules that form ligatures; the argument indicates the number of the pass in which to place the rules. By default, or when the<text:span text:style-name="Code_20_Sample"> -l last </text:span>option is also used, the “key glyph” (as described in section 3.3 above) is considered to be the second glyph of the ligature, requiring a separate rule for each possibility for the second glyph. For example, given the following ligature glyphs in the font:</text:p>
      <text:p text:style-name="P35"><text:span text:style-name="Code_20_Sample">g_07C0_07F2 = glyphid(…) {comp {c1 = box(…); c2 = box(…) }};<text:line-break/>g_07C1_07F2 = glyphid(…) {comp {c1 = box(…); c2 = box(…) }};<text:line-break/>g_07C2_07F2 = glyphid(…) {comp {c1 = box(…); c2 = box(…) }};<text:line-break/>g_07C0_07ED = glyphid(…) {comp {c1 = box(…); c2 = box(…) }};<text:line-break/>g_07C1_07ED = glyphid(…) {comp {c1 = box(…); c2 = box(…) }};<text:line-break/>g_07C2_07ED = glyphid(…) {comp {c1 = box(…); c2 = box(…) }};</text:span></text:p>
      <text:p text:style-name="P34">the default approach used by GDL will be to produce:</text:p>
      <text:p text:style-name="P35"><text:span text:style-name="Code_20_Sample">cligno_07F2 = (g_07C0, <text:s text:c="5"/>g_07C1, <text:s text:c="5"/>g_07C2);<text:line-break/>clig_07F2 <text:s text:c="2"/>= (g_07C0_07F2, g_07C1_07F2, g_07C2_07F2);</text:span></text:p>
      <text:p text:style-name="P35"><text:span text:style-name="Code_20_Sample">cligno_07ED = (g_07C0, <text:s text:c="5"/>g_07C1, <text:s text:c="5"/>g_07C2);<text:line-break/>clig_07ED <text:s text:c="2"/>= (g_07C0_07ED, g_07C1_07ED, g_07C2_07ED);</text:span></text:p>
      <text:p text:style-name="P35"><text:span text:style-name="Code_20_Sample">cligno_07F2 g_07F2 <text:s/>&gt; <text:s/>cl_07F2:(1 2) {comp {c1.ref=@1; c2.ref=@2}} _;<text:line-break/>cligno_07ED g_07ED <text:s/>&gt; <text:s/>cl_07ED:(1 2) {comp {c1.ref=@1; c2.ref=@2}} _;</text:span></text:p>
      <text:p text:style-name="P34">If the<text:span text:style-name="Code_20_Sample"> –l first </text:span>option is used, this is reversed, with the first glyph treated as the key. For example:</text:p>
      <text:p text:style-name="P35"><text:span text:style-name="Code_20_Sample">cligno_07C0 = (g_07F2, <text:s text:c="5"/>g_07ED);<text:line-break/>clig_07C0 <text:s text:c="2"/>= (g_07C0_07F2, g_07C0_07ED);</text:span></text:p>
      <text:p text:style-name="P35"><text:span text:style-name="Code_20_Sample">cligno_07C1 = (g_07F2, <text:s text:c="5"/>g_07ED);<text:line-break/>clig_07C1 <text:s text:c="2"/>= (g_07C1_07F2, g_07C1_07ED);</text:span></text:p>
      <text:p text:style-name="P35"><text:span text:style-name="Code_20_Sample">cligno_07C2 = (g_07F2, <text:s text:c="5"/>g_07ED);<text:line-break/>clig_07C2 <text:s text:c="2"/>= (g_07C2_07F2, g_07C2_07ED);</text:span></text:p>
      <text:p text:style-name="P35"><text:span text:style-name="Code_20_Sample">g_07C0 cligno_07C0 <text:s/>&gt; <text:s/>_ <text:s/>cl_07C0:(1 2) {comp {c1.ref=@1;c2.ref=@2}};<text:line-break/>g_07C1 cligno_07C1 <text:s/>&gt; <text:s/>_ <text:s/>cl_07C1:(1 2) {comp {c1.ref=@1;c2.ref=@2}};<text:line-break/>g_07C2 cligno_07C2 <text:s/>&gt; <text:s/>_ <text:s/>cl_07C2:(1 2) {comp {c1.ref=@1;c2.ref=@2}};</text:span></text:p>
      <text:p text:style-name="P5">In addition, there are two options that can be used to handle the ambiguity that arises with variants: that is, if there is a variant suffix on the glyph, is it considered a variant of one of the original glyphs or a variant of the ligature itself?<text:note text:id="ftn2" text:note-class="footnote"><text:note-citation>2</text:note-citation><text:note-body><text:p text:style-name="Footnote">It may help to think of it this way: if the ligature substitution happens before the variant substitution, the variant should most likely be treated as a variant of the ligature itself.</text:p></text:note-body></text:note> If the <text:span text:style-name="Code_20_Sample"><text:s/>–l firstcomp </text:span>option is used then the first component is treated as the key and any variant is considered to relate to the last glyph of the pair. If <text:span text:style-name="Code_20_Sample"><text:s/>–l lastcomp </text:span>is used then the last component is treated as the key and any variant is considered to relate to the first glyph. Otherwise the variant is assumed to be part of the ligature itself.</text:p>
      <text:p text:style-name="P5">For example, given the following list of glyphs:</text:p>
      <text:p text:style-name="P35"><text:span text:style-name="Code_20_Sample">g_0061</text:span><text:bookmark-start text:name="DDE_LINK1"/><text:span text:style-name="Code_20_Sample"> = glyphid(...)</text:span><text:bookmark-end text:name="DDE_LINK1"/><text:span text:style-name="Code_20_Sample">;<text:tab/><text:tab/>// lowercase a<text:line-break/>g_0061_Lit = glyphid(...);<text:tab/>// literacy (single-story) a<text:line-break/>g_0065 = glyphid(...);<text:tab/><text:tab/>// lowercase e<text:line-break/>g_0069 = glyphid(...);<text:tab/><text:tab/>// lowercase i</text:span></text:p>
      <text:p text:style-name="P35"><text:span text:style-name="Code_20_Sample">g_0061_032B = glyphid(...);<text:tab/><text:tab/>// vowel + diacritic treated<text:line-break/>g_0061_032B_Lit = glyphid(...);<text:tab/>// like ligatures<text:line-break/>g_0065_032B = glyphid(...);<text:line-break/>g_0069_032B = glyphid(...);</text:span></text:p>
      <text:p text:style-name="P34"><text:span text:style-name="T17">it would be most appropriate to use the</text:span><text:span text:style-name="Code_20_Sample"> -l lastcomp </text:span><text:span text:style-name="T17">option which would produce:</text:span></text:p>
      <text:p text:style-name="P35"><text:span text:style-name="Code_20_Sample">cligno_032B = (g_0061, <text:s text:c="5"/>g_0061_Lit, <text:s text:c="4"/>g_0065, <text:s text:c="4"/>g_0069);<text:line-break/>clig_032B <text:s text:c="2"/>= (g_0061_032B, g_0061_032B_Lit,g_0065_032B,g_0069_032B);</text:span></text:p>
      <text:p text:style-name="P35"><text:span text:style-name="Code_20_Sample">cligno_032B <text:s/>g_032B <text:s/>&gt; <text:s/>cl_032B:(1 2) {comp{...}} <text:s/>_;</text:span></text:p>
      <text:p text:style-name="P34"/>
      <text:list text:style-name="RTF_5f_Num_20_3" text:continue-numbering="true">
        <text:list-item>
          <text:p text:style-name="P6">Other details</text:p>
        </text:list-item>
      </text:list>
      <text:p text:style-name="P5">The <text:span text:style-name="T1">make_gdl</text:span> utility outputs a preprocessor definition <text:span text:style-name="Code_20_Sample">MAXGLYPH</text:span> that is set to the number of glyphs in the font.</text:p>
      <text:p text:style-name="P5">The command line<text:span text:style-name="Code_20_Sample"> –i </text:span>option allows the user to specify another GDL to <text:span text:style-name="Code_20_Sample">#include </text:span>at the end of file. This makes it easier to including a font-independent GDL fragment, such as one containing general script-behaviour rules.</text:p>
      <text:list text:style-name="RTF_5f_Num_20_3" text:continue-numbering="true">
        <text:list-item>
          <text:p text:style-name="P36">File Name</text:p>
        </text:list-item>
      </text:list>
      <text:p text:style-name="P37"><text:user-field-get text:name="FILENAME">MakeGDL.rtf</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Times New Roman" svg:font-family="'Times New Roman', Times" style:font-family-generic="roman" style:font-pitch="variable"/>
    <style:font-face style:name="Arial" svg:font-family="Arial" style:font-family-generic="swiss" style:font-pitch="variable"/>
    <style:font-face style:name="Tahoma1"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punctuation-wrap="simple" style:vertical-align="baseline"/>
      <style:text-properties fo:font-size="10pt" fo:language="en" fo:country="US" style:font-size-asian="10pt" style:language-asian="en" style:country-asian="US"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style:font-size-asian="14pt" style:font-name-complex="Arial" style:font-size-complex="14pt"/>
    </style:style>
    <style:style style:name="Heading_20_1" style:display-name="Heading 1" style:family="paragraph" style:parent-style-name="Heading" style:next-style-name="Text_20_body" style:class="text">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background-color="transparent">
        <style:background-image/>
      </style:paragraph-properties>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text-properties style:font-name-complex="Tahoma1"/>
    </style:style>
    <style:style style:name="Title" style:family="paragraph" style:parent-style-name="Standard" style:next-style-name="Subtitle" style:class="chapter">
      <style:paragraph-properties fo:margin-top="0.1665in" fo:margin-bottom="0.25in"/>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in" fo:margin-bottom="0.0417in"/>
      <style:text-properties fo:font-size="11pt" fo:font-style="italic" style:font-size-asian="11pt" style:font-style-asian="italic" style:font-size-complex="11pt" style:font-style-complex="italic"/>
    </style:style>
    <style:style style:name="Paragraph" style:family="paragraph" style:parent-style-name="Text_20_body">
      <style:paragraph-properties fo:margin-left="0in" fo:margin-right="0in" fo:margin-top="0.0835in" fo:margin-bottom="0in" fo:text-indent="0.5in" style:auto-text-indent="false"/>
      <style:text-properties fo:font-size="11pt" style:font-size-asian="11pt" style:font-size-complex="11pt"/>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caption" style:family="paragraph" style:parent-style-name="Standard">
      <style:paragraph-properties fo:margin-top="0.0835in" fo:margin-bottom="0.0835in"/>
      <style:text-properties fo:font-size="12pt" fo:font-style="italic" style:font-size-asian="12pt" style:font-style-asian="italic" style:font-name-complex="Tahoma1" style:font-size-complex="12pt" style:font-style-complex="italic"/>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text-properties fo:font-weight="bold" style:font-weight-asian="bold" style:font-weight-complex="bold"/>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punctuation-wrap="simple" style:vertical-align="baseline"/>
      <style:text-properties style:font-name="Courier New" fo:font-size="9pt" fo:language="en" fo:country="US" style:font-name-asian="Courier New" style:font-size-asian="9pt" style:language-asian="en" style:country-asian="US" style:font-name-complex="Courier New" style:font-size-complex="9pt" style:language-complex="ar" style:country-complex="SA"/>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0.25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Command" style:family="paragraph" style:parent-style-name="Standard">
      <style:paragraph-properties fo:margin-top="0.2083in" fo:margin-bottom="0in"/>
      <style:text-properties style:font-name="Arial" fo:font-size="11pt" fo:font-weight="bold" style:font-name-asian="Arial" style:font-size-asian="11pt" style:font-weight-asian="bold" style:font-name-complex="Arial" style:font-size-complex="11pt" style:font-weight-complex="bold"/>
    </style:style>
    <style:style style:name="ExampleLabel" style:family="paragraph" style:parent-style-name="Standard">
      <style:paragraph-properties fo:margin-top="0.0835in" fo:margin-bottom="0.0835in"/>
      <style:text-properties style:font-name="Arial" fo:font-size="11pt" fo:font-weight="bold" style:font-name-asian="Arial" style:font-size-asian="11pt" style:font-weight-asian="bold" style:font-name-complex="Arial" style:font-size-complex="11pt"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fo:font-weight="bold" style:font-weight-asian="bold" style:font-weight-complex="bold"/>
    </style:style>
    <style:style style:name="RTF_5f_Num_20_3_20_2" style:display-name="RTF_Num 3 2" style:family="text"/>
    <style:style style:name="RTF_5f_Num_20_3_20_3" style:display-name="RTF_Num 3 3" style:family="text">
      <style:text-properties fo:font-weight="bold" style:font-weight-asian="bold" style:font-weight-complex="bold"/>
    </style:style>
    <style:style style:name="RTF_5f_Num_20_3_20_4" style:display-name="RTF_Num 3 4" style:family="text">
      <style:text-properties fo:font-weight="bold" style:font-weight-asian="bold" style:font-weight-complex="bold"/>
    </style:style>
    <style:style style:name="RTF_5f_Num_20_3_20_5" style:display-name="RTF_Num 3 5" style:family="text">
      <style:text-properties fo:font-weight="bold" style:font-weight-asian="bold" style:font-weight-complex="bold"/>
    </style:style>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style style:name="Body_20_Text_20_Char" style:display-name="Body Text Char" style:family="text" style:parent-style-name="Default_20_Paragraph_20_Font">
      <style:text-properties style:font-name-complex="Times New Roman"/>
    </style:style>
    <style:style style:name="Paragraph_20_Char" style:display-name="Paragraph Char" style:family="text" style:parent-style-name="Body_20_Text_20_Char">
      <style:text-properties fo:font-size="11pt" style:font-size-asian="11pt" style:font-size-complex="11pt"/>
    </style:style>
    <style:style style:name="CCode_20_Char" style:display-name="CCode Char" style:family="text" style:parent-style-name="Paragraph_20_Char">
      <style:text-properties style:font-name="Courier New" style:font-name-asian="Courier New" style:font-name-complex="Courier New"/>
    </style:style>
    <style:style style:name="Code_20_Sample" style:display-name="Code Sample" style:family="text">
      <style:text-properties style:font-name="Courier New" fo:font-size="10pt" style:font-name-asian="Courier New" style:font-size-asian="10pt" style:font-name-complex="Courier New" style:font-size-complex="10pt"/>
    </style:style>
    <style:style style:name="Internet_20_link_20__28_user_29_" style:display-name="Internet link (user)"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min-label-width="0.25in"/>
        <style:text-properties style:font-name="Symbol"/>
      </text:list-level-style-bullet>
      <text:list-level-style-bullet text:level="2" text:style-name="RTF_5f_Num_20_2_20_1" style:num-suffix="." text:bullet-char="">
        <style:list-level-properties text:space-before="0.25in" text:min-label-width="0.25in"/>
        <style:text-properties style:font-name="Symbol"/>
      </text:list-level-style-bullet>
      <text:list-level-style-bullet text:level="3" text:style-name="RTF_5f_Num_20_2_20_1" style:num-suffix="." text:bullet-char="">
        <style:list-level-properties text:space-before="0.5in" text:min-label-width="0.25in"/>
        <style:text-properties style:font-name="Symbol"/>
      </text:list-level-style-bullet>
      <text:list-level-style-bullet text:level="4" text:style-name="RTF_5f_Num_20_2_20_1" style:num-suffix="." text:bullet-char="">
        <style:list-level-properties text:space-before="0.75in" text:min-label-width="0.25in"/>
        <style:text-properties style:font-name="Symbol"/>
      </text:list-level-style-bullet>
      <text:list-level-style-bullet text:level="5" text:style-name="RTF_5f_Num_20_2_20_1" style:num-suffix="." text:bullet-char="">
        <style:list-level-properties text:space-before="1in" text:min-label-width="0.25in"/>
        <style:text-properties style:font-name="Symbol"/>
      </text:list-level-style-bullet>
      <text:list-level-style-bullet text:level="6" text:style-name="RTF_5f_Num_20_2_20_1" style:num-suffix="." text:bullet-char="">
        <style:list-level-properties text:space-before="1.25in" text:min-label-width="0.25in"/>
        <style:text-properties style:font-name="Symbol"/>
      </text:list-level-style-bullet>
      <text:list-level-style-bullet text:level="7" text:style-name="RTF_5f_Num_20_2_20_1" style:num-suffix="." text:bullet-char="">
        <style:list-level-properties text:space-before="1.5in" text:min-label-width="0.25in"/>
        <style:text-properties style:font-name="Symbol"/>
      </text:list-level-style-bullet>
      <text:list-level-style-bullet text:level="8" text:style-name="RTF_5f_Num_20_2_20_1" style:num-suffix="." text:bullet-char="">
        <style:list-level-properties text:space-before="1.75in" text:min-label-width="0.25in"/>
        <style:text-properties style:font-name="Symbol"/>
      </text:list-level-style-bullet>
      <text:list-level-style-bullet text:level="9" text:style-name="RTF_5f_Num_20_2_20_1" style:num-suffix="." text:bullet-char="">
        <style:list-level-properties text:space-before="2in" text:min-label-width="0.25in"/>
        <style:text-properties style:font-name="Symbol"/>
      </text:list-level-style-bullet>
      <text:list-level-style-bullet text:level="10" text:style-name="RTF_5f_Num_20_2_20_1" style:num-suffix="." text:bullet-char="">
        <style:list-level-properties text:space-before="2.25in" text:min-label-width="0.25in"/>
        <style:text-properties style:font-name="Symbol"/>
      </text:list-level-style-bullet>
    </text:list-style>
    <text:list-style style:name="RTF_5f_Num_20_4" style:display-name="RTF_Num 4">
      <text:list-level-style-bullet text:level="1" text:style-name="RTF_5f_Num_20_3_20_1" style:num-suffix="." text:bullet-char="">
        <style:list-level-properties text:min-label-width="0.25in"/>
        <style:text-properties style:font-name="Symbol"/>
      </text:list-level-style-bullet>
      <text:list-level-style-bullet text:level="2" text:style-name="RTF_5f_Num_20_3_20_2" style:num-suffix="." text:bullet-char="o">
        <style:list-level-properties text:space-before="0.5in" text:min-label-width="0.25in"/>
        <style:text-properties style:font-name="Courier New"/>
      </text:list-level-style-bullet>
      <text:list-level-style-bullet text:level="3" text:style-name="RTF_5f_Num_20_3_20_3" style:num-suffix="." text:bullet-char="">
        <style:list-level-properties text:space-before="1in" text:min-label-width="0.25in"/>
        <style:text-properties style:font-name="Wingdings"/>
      </text:list-level-style-bullet>
      <text:list-level-style-bullet text:level="4" text:style-name="RTF_5f_Num_20_3_20_4" style:num-suffix="." text:bullet-char="">
        <style:list-level-properties text:space-before="1.5in" text:min-label-width="0.25in"/>
        <style:text-properties style:font-name="Symbol"/>
      </text:list-level-style-bullet>
      <text:list-level-style-bullet text:level="5" text:style-name="RTF_5f_Num_20_3_20_5" style:num-suffix="." text:bullet-char="o">
        <style:list-level-properties text:space-before="2in" text:min-label-width="0.25in"/>
        <style:text-properties style:font-name="Courier New"/>
      </text:list-level-style-bullet>
      <text:list-level-style-bullet text:level="6" text:style-name="RTF_5f_Num_20_3_20_6" style:num-suffix="." text:bullet-char="">
        <style:list-level-properties text:space-before="2.5in" text:min-label-width="0.25in"/>
        <style:text-properties style:font-name="Wingdings"/>
      </text:list-level-style-bullet>
      <text:list-level-style-bullet text:level="7" text:style-name="RTF_5f_Num_20_3_20_7" style:num-suffix="." text:bullet-char="">
        <style:list-level-properties text:space-before="3in" text:min-label-width="0.25in"/>
        <style:text-properties style:font-name="Symbol"/>
      </text:list-level-style-bullet>
      <text:list-level-style-bullet text:level="8" text:style-name="RTF_5f_Num_20_3_20_8" style:num-suffix="." text:bullet-char="o">
        <style:list-level-properties text:space-before="3.5in" text:min-label-width="0.25in"/>
        <style:text-properties style:font-name="Courier New"/>
      </text:list-level-style-bullet>
      <text:list-level-style-bullet text:level="9" text:style-name="RTF_5f_Num_20_3_20_9"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1">
        <style:list-level-properties text:min-label-width="0.3in"/>
      </text:list-level-style-number>
      <text:list-level-style-number text:level="2" text:style-name="RTF_5f_Num_20_3_20_2" style:num-format="1" text:display-levels="2">
        <style:list-level-properties text:min-label-width="0.4in"/>
      </text:list-level-style-number>
      <text:list-level-style-number text:level="3" text:style-name="RTF_5f_Num_20_3_20_3" style:num-format="1" text:display-levels="3">
        <style:list-level-properties text:min-label-width="0.5in"/>
      </text:list-level-style-number>
      <text:list-level-style-number text:level="4" text:style-name="RTF_5f_Num_20_3_20_4" style:num-format="1" text:display-levels="4">
        <style:list-level-properties text:min-label-width="0.6in"/>
      </text:list-level-style-number>
      <text:list-level-style-number text:level="5" text:style-name="RTF_5f_Num_20_3_20_5" style:num-format="1" text:display-levels="5">
        <style:list-level-properties text:min-label-width="0.7in"/>
      </text:list-level-style-number>
      <text:list-level-style-number text:level="6" text:style-name="RTF_5f_Num_20_3_20_6" style:num-format="" text:start-value="0"/>
      <text:list-level-style-number text:level="7" text:style-name="RTF_5f_Num_20_3_20_7" style:num-format="" text:start-value="0"/>
      <text:list-level-style-number text:level="8" text:style-name="RTF_5f_Num_20_3_20_8" style:num-format="" text:start-value="0"/>
      <text:list-level-style-number text:level="9" text:style-name="RTF_5f_Num_20_3_20_9" style:num-format="" text:start-value="0"/>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writing-mode="lr-tb"/>
    </style:style>
    <style:style style:name="P2" style:family="paragraph" style:parent-style-name="footer">
      <style:paragraph-properties style:writing-mode="lr-tb"/>
      <style:text-properties fo:font-size="9pt" style:font-size-asian="9pt" style:font-size-complex="9pt"/>
    </style:style>
    <style:style style:name="T1"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number:date-style style:name="N106">
      <number:text>tt.</number:text>
      <number:month number:style="long"/>
      <number:text>.</number:text>
      <number:year/>
    </number:date-style>
  </office:automatic-styles>
  <office:master-styles>
    <style:master-page style:name="Standard" style:page-layout-name="pm1">
      <style:footer>
        <text:user-field-decls>
          <text:user-field-decl office:value-type="string" office:string-value="Martin Hosken &amp; Sharon Correll" text:name="AUTHOR"/>
          <text:user-field-decl office:value-type="string" office:string-value="The make_gdl Utilility" text:name="TITLE"/>
        </text:user-field-decls>
        <text:p text:style-name="P1"><text:user-field-get text:name="TITLE">The make_gdl Utilility</text:user-field-get>, Page <text:page-number style:num-format="1" text:select-page="current">7</text:page-number> of 7</text:p>
        <text:p text:style-name="P1"><text:user-field-get text:name="AUTHOR">Martin Hosken &amp; Sharon Correll</text:user-field-get><text:span text:style-name="T1">, </text:span><text:span text:style-name="T1"><text:date style:data-style-name="N106" text:date-value="2007-10-15T14:51:30.94">tt.10.07</text:date></text:span></text:p>
      </style:footer>
      <style:footer-left>
        <text:p text:style-name="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8-08T13:44:32</meta:creation-date>
    <dc:date>2007-10-15T14:51:30</dc:date>
    <dc:language>en-US</dc:language>
    <meta:editing-cycles>45</meta:editing-cycles>
    <meta:editing-duration>P1DT6H23M49S</meta:editing-duration>
    <meta:user-defined meta:name="Info 1"/>
    <meta:user-defined meta:name="Info 2"/>
    <meta:user-defined meta:name="Info 3"/>
    <meta:user-defined meta:name="Info 4"/>
    <meta:document-statistic meta:table-count="7" meta:image-count="0" meta:object-count="0" meta:page-count="8" meta:paragraph-count="196" meta:word-count="2727" meta:character-count="15930"/>
  </office:meta>
</office:document-meta>
</file>